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12.94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ext-properties style:font-name="Albany" style:font-name-asian="Andale Sans UI" style:font-name-complex="Lucidasans"/>
    </style:style>
    <style:style style:name="ce4" style:family="table-cell" style:parent-style-name="Default">
      <style:table-cell-properties fo:background-color="#e6e6e6"/>
    </style:style>
  </office:automatic-styles>
  <office:body>
    <office:spreadsheet>
      <table:content-validations>
        <table:content-validation table:name="val1" table:condition="of:cell-content-is-in-list(&quot;ERP5Type_getSecurityCategoryFromAssignment&quot;;&quot;ERP5Type_getSecurityCategoryFromAssignmentParent&quot;;&quot;ERP5Type_getSecurityCategoryFromAssignmentParentFunction&quot;;&quot;ERP5Type_getSecurityCategoryFromAssignmentParentGroup&quot;;&quot;ERP5Type_asSecurityGroupId&quot;;&quot;ERP5Type_getSecurityAcquiredCategoryFromContent&quot;;&quot;ERP5Type_getSecurityCategoryFromArrow&quot;;&quot;ERP5Type_getSecurityCategoryFromContent&quot;;&quot;ERP5Type_getSecurityCategoryFromSelf&quot;;&quot;ERP5Type_getSecurityChildCategoryFromAssignment&quot;;&quot;ERP5Type_getSecurityChildCategoryFromContent&quot;;&quot;ERP5Type_getSecurityParentCategoryFromAssignment&quot;;&quot;ERP5Type_getSecurityParentCategoryFromContent&quot;;&quot;&quot;)" table:allow-empty-cell="true" table:display-list="sorted-ascending" table:base-cell-address="Sheet2.F1"/>
      </table:content-validations>
      <table:table table:name="Ro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Portal Type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Base Category</text:p>
          </table:table-cell>
          <table:table-cell table:style-name="ce1" table:content-validation-name="val1" office:value-type="string">
            <text:p>Base Category Script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erson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Organisation Module</text:p>
          </table:table-cell>
          <table:table-cell table:style-name="ce3"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urrency Module</text:p>
          </table:table-cell>
          <table:table-cell table:style-name="ce3"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Query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Event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Opportunity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upport Request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Meeting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ampaign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Accounting Transaction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Account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Trade Condition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urchase Trade Condition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Order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urchase Order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Packing List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urchase Packing List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Inventory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Document Module</text:p>
          </table:table-cell>
          <table:table-cell table:style-name="ce3"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Image Module</text:p>
          </table:table-cell>
          <table:table-cell table:style-name="ce3"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Document Ingestion Module</text:p>
          </table:table-cell>
          <table:table-cell table:style-name="ce3"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Web Page Module</text:p>
          </table:table-cell>
          <table:table-cell table:style-name="ce3"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omponent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roduct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ervice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Tax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ontribution Tool</text:p>
          </table:table-cell>
          <table:table-cell office:value-type="string">
            <text:p>Assignor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Gadget Tool</text:p>
          </table:table-cell>
          <table:table-cell office:value-type="string">
            <text:p>Audit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Business Process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Knowledge Pad Module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ers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Organisa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urrency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urrency Exchange Lin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Query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Assignmen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Fax Messag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Web Messag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Letter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Mail Messag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Not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Visi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hone Call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Opportunity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upport Reques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Meeting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ampaig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Accoun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Accounting Period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Balance Transac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Invoice Transac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urchase Invoice Transac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Accounting Transac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ayment Transac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Bank Accoun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ash Register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redit Card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Drawing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DF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resenta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preadshee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Tex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Fil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Web Pag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Componen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roduc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ervic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Transforma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Transformation Opera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Transformation Optional Resourc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nsformation Transformed Resource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Inventory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urchase Order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urchase Packing Lis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Purchase Trade Condi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Order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Packing List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Sale Trade Condition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Business Process</text:p>
          </table:table-cell>
          <table:table-cell office:value-type="string">
            <text:p>Assignor; Assignee; Associate; 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Gadget</text:p>
          </table:table-cell>
          <table:table-cell office:value-type="string">
            <text:p>Audit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Knowledge Pad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  <table:table-row table:style-name="ro1">
          <table:table-cell office:value-type="string">
            <text:p>Knowledge Box</text:p>
          </table:table-cell>
          <table:table-cell office:value-type="string">
            <text:p>Auditor; Author</text:p>
          </table:table-cell>
          <table:table-cell office:value-type="string">
            <text:p>group/my_group</text:p>
          </table:table-cell>
          <table:table-cell table:number-columns-repeated="1021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office:value-type="string">
            <text:p>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Andale Sans UI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2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11-04-05T11:05:58</meta:creation-date>
    <meta:editing-cycles>3</meta:editing-cycles>
    <meta:editing-duration>PT16H30M35S</meta:editing-duration>
    <dc:date>2012-01-13T12:13:49</dc:date>
    <dc:creator>rafael </dc:creator>
    <meta:document-statistic meta:table-count="2" meta:cell-count="256" meta:object-count="0"/>
    <meta:user-defined meta:name="Info 1"/>
    <meta:user-defined meta:name="Info 2"/>
    <meta:user-defined meta:name="Info 3"/>
    <meta:user-defined meta:name="Info 4"/>
  </office:meta>
</office:document-meta>
</file>